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d0b94" style:font-weight-asian="bold" style:font-weight-complex="bold"/>
    </style:style>
    <style:style style:name="P2" style:family="paragraph" style:parent-style-name="Standard">
      <style:text-properties fo:font-size="14pt" fo:font-weight="bold" officeooo:paragraph-rsid="001e75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b1918"/>
    </style:style>
    <style:style style:name="P5" style:family="paragraph" style:parent-style-name="Standard">
      <style:paragraph-properties fo:text-align="justify" style:justify-single-word="false"/>
      <style:text-properties officeooo:paragraph-rsid="001d0b94"/>
    </style:style>
    <style:style style:name="P6" style:family="paragraph" style:parent-style-name="Standard">
      <style:paragraph-properties fo:text-align="justify" style:justify-single-word="false"/>
      <style:text-properties officeooo:rsid="001e7500" officeooo:paragraph-rsid="001e750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b1918"/>
    </style:style>
    <style:style style:name="T2" style:family="text">
      <style:text-properties officeooo:rsid="001bc63a"/>
    </style:style>
    <style:style style:name="T3" style:family="text">
      <style:text-properties officeooo:rsid="001d0b9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0b94" style:font-weight-asian="normal" style:font-weight-complex="normal"/>
    </style:style>
    <style:style style:name="T6" style:family="text">
      <style:text-properties officeooo:rsid="001d2e71"/>
    </style:style>
    <style:style style:name="T7" style:family="text">
      <style:text-properties officeooo:rsid="001e7500"/>
    </style:style>
    <style:style style:name="T8" style:family="text">
      <style:text-properties officeooo:rsid="00201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n invitation for </text:span><text:span text:style-name="T5">students to participate </text:span><text:span text:style-name="T4">in </text:span><text:span text:style-name="T5">a</text:span><text:span text:style-name="T4"> </text:span></text:p>
      <text:p text:style-name="P2"><text:span text:style-name="T7">Networked Music </text:span><text:span text:style-name="T8">Composition and </text:span><text:span text:style-name="T7">Performance</text:span> Workshop </text:p>
      <text:p text:style-name="P2">with Ligeti Quartet</text:p>
      <text:p text:style-name="P7"/>
      <text:p text:style-name="P3">Wednesday 23 Feb, 13:00 – 15:00</text:p>
      <text:p text:style-name="P3">Deptford Town Hall, Council Chamber</text:p>
      <text:p text:style-name="Standard"/>
      <text:p text:style-name="P5"><text:span text:style-name="T7">An a</text:span><text:span text:style-name="T3">udience required to</text:span><text:span text:style-name="T2"> </text:span><text:span text:style-name="T3">actively </text:span>participate, <text:span text:style-name="T3">with their mobile devices </text:span><text:span text:style-name="T6">(mobile phones or tablets)</text:span><text:span text:style-name="T3">,</text:span> in a networked composition performance <text:span text:style-name="T3">of </text:span><text:span text:style-name="T1">“Union Rose” by Slavko Zagora</text:span><text:span text:style-name="T7">c (P</text:span><text:span text:style-name="T1">hD candidate at Goldsmiths’ Music department</text:span><text:span text:style-name="T7">)</text:span>. </text:p>
      <text:p text:style-name="P4"/>
      <text:p text:style-name="P4">“<text:span text:style-name="T3">Union Rose” is written for </text:span><text:span text:style-name="T6">the</text:span><text:span text:style-name="T3"> networked performance system </text:span><text:span text:style-name="T6">ZScore</text:span><text:span text:style-name="T3"> </text:span><text:span text:style-name="T6">which allows </text:span><text:span text:style-name="T3">performers and audience </text:span><text:span text:style-name="T6">to </text:span><text:span text:style-name="T3">connect </text:span><text:span text:style-name="T6">over a computer network and exchange data and events in real-time. </text:span><text:span text:style-name="T7">An a</text:span><text:span text:style-name="T6">udience will be able to </text:span><text:span text:style-name="T7">view score generated specifically for their mobile devices and interact with the system and other participants during the performance.</text:span></text:p>
      <text:p text:style-name="P4"/>
      <text:p text:style-name="P6">The instructions on how to use the system will be provided at the workshop. No technical experience is necessary. <text:span text:style-name="T8">A </text:span>feedback on the system functionality and usability will be much appreciated at the end of the session.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02T11:26:37.608163551</meta:creation-date>
    <dc:date>2022-02-02T12:53:55.747240305</dc:date>
    <meta:editing-duration>PT31M23S</meta:editing-duration>
    <meta:editing-cycles>2</meta:editing-cycles>
    <meta:generator>LibreOffice/7.2.1.2$MacOSX_X86_64 LibreOffice_project/87b77fad49947c1441b67c559c339af8f3517e22</meta:generator>
    <meta:document-statistic meta:table-count="0" meta:image-count="0" meta:object-count="0" meta:page-count="1" meta:paragraph-count="8" meta:word-count="148" meta:character-count="970" meta:non-whitespace-character-count="826"/>
  </office:meta>
</office:document-meta>
</file>